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B00000090F3E3DB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7458in" fo:margin-left="-0.0521in" fo:margin-top="0in" fo:margin-bottom="0in" table:align="left" style:writing-mode="lr-tb"/>
    </style:style>
    <style:style style:name="Table1.A" style:family="table-column">
      <style:table-column-properties style:column-width="0.4458in"/>
    </style:style>
    <style:style style:name="Table1.B" style:family="table-column">
      <style:table-column-properties style:column-width="0.591in"/>
    </style:style>
    <style:style style:name="Table1.C" style:family="table-column">
      <style:table-column-properties style:column-width="1.4764in"/>
    </style:style>
    <style:style style:name="Table1.E" style:family="table-column">
      <style:table-column-properties style:column-width="0.7875in"/>
    </style:style>
    <style:style style:name="Table1.G" style:family="table-column">
      <style:table-column-properties style:column-width="1.1813in"/>
    </style:style>
    <style:style style:name="Table1.1" style:family="table-row">
      <style:table-row-properties style:min-row-height="0.0535in" fo:keep-together="always"/>
    </style:style>
    <style:style style:name="Table1.A1" style:family="table-cell">
      <style:table-cell-properties fo:padding-left="0.0035in" fo:padding-right="0in" fo:padding-top="0in" fo:padding-bottom="0in" fo:border="0.5pt solid #00000a"/>
    </style:style>
    <style:style style:name="Table1.2" style:family="table-row">
      <style:table-row-properties style:min-row-height="0.1063in" fo:keep-together="always"/>
    </style:style>
    <style:style style:name="Table1.A2" style:family="table-cell">
      <style:table-cell-properties style:vertical-align="middle" fo:padding-left="0.0035in" fo:padding-right="0in" fo:padding-top="0in" fo:padding-bottom="0in" fo:border="0.5pt solid #00000a"/>
    </style:style>
    <style:style style:name="Table1.3" style:family="table-row">
      <style:table-row-properties style:min-row-height="0.2792in" fo:keep-together="always"/>
    </style:style>
    <style:style style:name="Table1.D3" style:family="table-cell">
      <style:table-cell-properties style:vertical-align="bottom" fo:padding-left="0.0035in" fo:padding-right="0in" fo:padding-top="0in" fo:padding-bottom="0in" fo:border="0.5pt solid #00000a"/>
    </style:style>
    <style:style style:name="Table1.4" style:family="table-row">
      <style:table-row-properties style:min-row-height="0.2833in" fo:keep-together="always"/>
    </style:style>
    <style:style style:name="Table2" style:family="table">
      <style:table-properties style:width="6.7458in" fo:margin-left="-0.0486in" fo:margin-top="0in" fo:margin-bottom="0in" table:align="left" style:writing-mode="lr-tb"/>
    </style:style>
    <style:style style:name="Table2.A" style:family="table-column">
      <style:table-column-properties style:column-width="0.1493in"/>
    </style:style>
    <style:style style:name="Table2.B" style:family="table-column">
      <style:table-column-properties style:column-width="0.8868in"/>
    </style:style>
    <style:style style:name="Table2.C" style:family="table-column">
      <style:table-column-properties style:column-width="2.9528in"/>
    </style:style>
    <style:style style:name="Table2.D" style:family="table-column">
      <style:table-column-properties style:column-width="0.7875in"/>
    </style:style>
    <style:style style:name="Table2.F" style:family="table-column">
      <style:table-column-properties style:column-width="1.1819in"/>
    </style:style>
    <style:style style:name="Table2.1" style:family="table-row">
      <style:table-row-properties style:min-row-height="0.3306in" fo:keep-together="always"/>
    </style:style>
    <style:style style:name="Table2.A1" style:family="table-cell">
      <style:table-cell-properties fo:padding="0in" fo:border-left="0.5pt solid #000001" fo:border-right="none" fo:border-top="1pt solid #000001" fo:border-bottom="0.5pt solid #000001"/>
    </style:style>
    <style:style style:name="Table2.B1" style:family="table-cell">
      <style:table-cell-properties fo:padding="0in" fo:border-left="0.5pt solid #000001" fo:border-right="0.5pt solid #000001" fo:border-top="1pt solid #000001" fo:border-bottom="0.5pt solid #000001"/>
    </style:style>
    <style:style style:name="Table2.2" style:family="table-row">
      <style:table-row-properties style:min-row-height="0.0139in" fo:keep-together="always"/>
    </style:style>
    <style:style style:name="Table2.A2" style:family="table-cell">
      <style:table-cell-properties style:vertical-align="bottom" fo:padding="0in" fo:border-left="1pt solid #000001" fo:border-right="none" fo:border-top="none" fo:border-bottom="0.5pt solid #000001"/>
    </style:style>
    <style:style style:name="Table2.B2" style:family="table-cell">
      <style:table-cell-properties fo:padding="0in" fo:border-left="0.5pt solid #000001" fo:border-right="0.5pt solid #000001" fo:border-top="none" fo:border-bottom="0.5pt solid #000001"/>
    </style:style>
    <style:style style:name="Table2.C2" style:family="table-cell">
      <style:table-cell-properties style:vertical-align="bottom" fo:padding="0in" fo:border-left="0.5pt solid #000001" fo:border-right="none" fo:border-top="none" fo:border-bottom="0.5pt solid #000001"/>
    </style:style>
    <style:style style:name="Table2.F2" style:family="table-cell">
      <style:table-cell-properties style:vertical-align="bottom" fo:padding="0in" fo:border-left="0.5pt solid #000001" fo:border-right="1pt solid #000001" fo:border-top="none" fo:border-bottom="0.5pt solid #000001"/>
    </style:style>
    <style:style style:name="Table2.B3" style:family="table-cell">
      <style:table-cell-properties fo:padding="0in" fo:border-left="0.5pt solid #000001" fo:border-right="0.5pt solid #000001" fo:border-top="none" fo:border-bottom="0.5pt solid #000001"/>
    </style:style>
    <style:style style:name="Table2.B4" style:family="table-cell">
      <style:table-cell-properties fo:padding="0in" fo:border-left="0.5pt solid #000001" fo:border-right="0.5pt solid #000001" fo:border-top="none" fo:border-bottom="0.5pt solid #000001"/>
    </style:style>
    <style:style style:name="Table2.B5" style:family="table-cell">
      <style:table-cell-properties fo:padding="0in" fo:border-left="0.5pt solid #000001" fo:border-right="0.5pt solid #000001" fo:border-top="none" fo:border-bottom="0.5pt solid #000001"/>
    </style:style>
    <style:style style:name="Table2.B6" style:family="table-cell">
      <style:table-cell-properties fo:padding="0in" fo:border-left="0.5pt solid #000001" fo:border-right="0.5pt solid #000001" fo:border-top="none" fo:border-bottom="0.5pt solid #000001"/>
    </style:style>
    <style:style style:name="Table2.A7" style:family="table-cell">
      <style:table-cell-properties style:vertical-align="bottom" fo:padding="0in" fo:border-left="1pt solid #000001" fo:border-right="none" fo:border-top="none" fo:border-bottom="0.5pt solid #00000a"/>
    </style:style>
    <style:style style:name="Table2.B7" style:family="table-cell">
      <style:table-cell-properties fo:padding="0in" fo:border-left="0.5pt solid #000001" fo:border-right="0.5pt solid #000001" fo:border-top="none" fo:border-bottom="0.5pt solid #00000a"/>
    </style:style>
    <style:style style:name="Table2.C7" style:family="table-cell">
      <style:table-cell-properties style:vertical-align="bottom" fo:padding="0in" fo:border-left="0.5pt solid #000001" fo:border-right="none" fo:border-top="none" fo:border-bottom="0.5pt solid #00000a"/>
    </style:style>
    <style:style style:name="Table2.F7" style:family="table-cell">
      <style:table-cell-properties style:vertical-align="bottom" fo:padding="0in" fo:border-left="0.5pt solid #000001" fo:border-right="1pt solid #000001" fo:border-top="none" fo:border-bottom="0.5pt solid #00000a"/>
    </style:style>
    <style:style style:name="Table2.B8" style:family="table-cell">
      <style:table-cell-properties fo:padding="0in" fo:border-left="0.5pt solid #000001" fo:border-right="0.5pt solid #000001" fo:border-top="none" fo:border-bottom="0.5pt solid #00000a"/>
    </style:style>
    <style:style style:name="Table3" style:family="table">
      <style:table-properties style:width="6.75in" fo:margin-left="-0.0486in" fo:margin-top="0in" fo:margin-bottom="0in" table:align="left" style:writing-mode="lr-tb"/>
    </style:style>
    <style:style style:name="Table3.A" style:family="table-column">
      <style:table-column-properties style:column-width="3.6563in"/>
    </style:style>
    <style:style style:name="Table3.B" style:family="table-column">
      <style:table-column-properties style:column-width="0.3229in"/>
    </style:style>
    <style:style style:name="Table3.C" style:family="table-column">
      <style:table-column-properties style:column-width="0.2708in"/>
    </style:style>
    <style:style style:name="Table3.D" style:family="table-column">
      <style:table-column-properties style:column-width="0.3542in"/>
    </style:style>
    <style:style style:name="Table3.E" style:family="table-column">
      <style:table-column-properties style:column-width="2.1458in"/>
    </style:style>
    <style:style style:name="Table3.1" style:family="table-row">
      <style:table-row-properties style:min-row-height="0.1875in" fo:keep-together="always"/>
    </style:style>
    <style:style style:name="Table3.A1" style:family="table-cell">
      <style:table-cell-properties style:vertical-align="bottom" fo:padding="0in" fo:border="0.5pt solid #00000a"/>
    </style:style>
    <style:style style:name="Table3.A2" style:family="table-cell">
      <style:table-cell-properties style:vertical-align="bottom" fo:padding="0in" fo:border-left="0.5pt solid #000001" fo:border-right="none" fo:border-top="0.5pt solid #00000a" fo:border-bottom="0.5pt solid #00000a"/>
    </style:style>
    <style:style style:name="Table3.E2" style:family="table-cell">
      <style:table-cell-properties style:vertical-align="bottom" fo:padding="0in" fo:border-left="0.5pt solid #000001" fo:border-right="0.5pt solid #000001" fo:border-top="0.5pt solid #00000a" fo:border-bottom="0.5pt solid #00000a"/>
    </style:style>
    <style:style style:name="Table3.A3" style:family="table-cell">
      <style:table-cell-properties style:vertical-align="bottom" fo:padding="0in" fo:border-left="0.5pt solid #000001" fo:border-right="none" fo:border-top="0.5pt solid #000001" fo:border-bottom="none"/>
    </style:style>
    <style:style style:name="Table3.E3" style:family="table-cell">
      <style:table-cell-properties style:vertical-align="bottom" fo:padding="0in" fo:border-left="0.5pt solid #000001" fo:border-right="0.5pt solid #000001" fo:border-top="0.5pt solid #000001" fo:border-bottom="none"/>
    </style:style>
    <style:style style:name="Table3.A9" style:family="table-cell">
      <style:table-cell-properties style:vertical-align="bottom" fo:padding="0in" fo:border-left="0.5pt solid #000001" fo:border-right="none" fo:border-top="0.5pt solid #000001" fo:border-bottom="0.5pt solid #00000a"/>
    </style:style>
    <style:style style:name="Table3.E9" style:family="table-cell">
      <style:table-cell-properties style:vertical-align="bottom" fo:padding="0in" fo:border-left="0.5pt solid #000001" fo:border-right="0.5pt solid #000001" fo:border-top="0.5pt solid #000001" fo:border-bottom="0.5pt solid #00000a"/>
    </style:style>
    <style:style style:name="Table4" style:family="table">
      <style:table-properties style:width="6.75in" fo:margin-left="-0.0486in" fo:margin-top="0in" fo:margin-bottom="0in" table:align="left" style:writing-mode="lr-tb"/>
    </style:style>
    <style:style style:name="Table4.A" style:family="table-column">
      <style:table-column-properties style:column-width="3.6563in"/>
    </style:style>
    <style:style style:name="Table4.B" style:family="table-column">
      <style:table-column-properties style:column-width="0.3229in"/>
    </style:style>
    <style:style style:name="Table4.C" style:family="table-column">
      <style:table-column-properties style:column-width="0.2708in"/>
    </style:style>
    <style:style style:name="Table4.D" style:family="table-column">
      <style:table-column-properties style:column-width="0.3542in"/>
    </style:style>
    <style:style style:name="Table4.E" style:family="table-column">
      <style:table-column-properties style:column-width="2.1458in"/>
    </style:style>
    <style:style style:name="Table4.1" style:family="table-row">
      <style:table-row-properties style:min-row-height="0.1875in" fo:keep-together="always"/>
    </style:style>
    <style:style style:name="Table4.A1" style:family="table-cell">
      <style:table-cell-properties style:vertical-align="bottom" fo:padding="0in" fo:border-left="0.5pt solid #000001" fo:border-right="none" fo:border-top="0.5pt solid #000001" fo:border-bottom="0.5pt solid #00000a"/>
    </style:style>
    <style:style style:name="Table4.E1" style:family="table-cell">
      <style:table-cell-properties style:vertical-align="bottom" fo:padding="0in" fo:border-left="0.5pt solid #000001" fo:border-right="0.5pt solid #000001" fo:border-top="0.5pt solid #000001" fo:border-bottom="0.5pt solid #00000a"/>
    </style:style>
    <style:style style:name="Table4.A4" style:family="table-cell">
      <style:table-cell-properties style:vertical-align="bottom" fo:padding="0in" fo:border-left="0.5pt solid #000001" fo:border-right="none" fo:border-top="0.5pt solid #000001" fo:border-bottom="none"/>
    </style:style>
    <style:style style:name="Table4.E4" style:family="table-cell">
      <style:table-cell-properties style:vertical-align="bottom" fo:padding="0in" fo:border-left="0.5pt solid #000001" fo:border-right="0.5pt solid #000001" fo:border-top="0.5pt solid #000001" fo:border-bottom="none"/>
    </style:style>
    <style:style style:name="Table4.A5" style:family="table-cell">
      <style:table-cell-properties style:vertical-align="bottom" fo:padding="0in" fo:border-left="0.5pt solid #000001" fo:border-right="none" fo:border-top="0.5pt solid #00000a" fo:border-bottom="none"/>
    </style:style>
    <style:style style:name="Table4.E5" style:family="table-cell">
      <style:table-cell-properties style:vertical-align="bottom" fo:padding="0in" fo:border-left="0.5pt solid #000001" fo:border-right="0.5pt solid #000001" fo:border-top="0.5pt solid #00000a" fo:border-bottom="none"/>
    </style:style>
    <style:style style:name="Table4.A8" style:family="table-cell">
      <style:table-cell-properties style:vertical-align="bottom" fo:padding="0in" fo:border-left="0.5pt solid #000001" fo:border-right="none" fo:border-top="0.5pt solid #000001" fo:border-bottom="0.5pt solid #000001"/>
    </style:style>
    <style:style style:name="Table4.E8" style:family="table-cell">
      <style:table-cell-properties style:vertical-align="bottom" fo:padding="0in" fo:border="0.5pt solid #000001"/>
    </style:style>
    <style:style style:name="Table4.A32" style:family="table-cell">
      <style:table-cell-properties style:vertical-align="bottom" fo:background-color="#ffffff" fo:padding="0in" fo:border-left="0.5pt solid #000001" fo:border-right="none" fo:border-top="0.5pt solid #000001" fo:border-bottom="none">
        <style:background-image/>
      </style:table-cell-properties>
    </style:style>
    <style:style style:name="Table4.E32" style:family="table-cell">
      <style:table-cell-properties style:vertical-align="bottom" fo:background-color="#ffffff" fo:padding="0in" fo:border-left="0.5pt solid #000001" fo:border-right="0.5pt solid #000001" fo:border-top="0.5pt solid #000001" fo:border-bottom="none">
        <style:background-image/>
      </style:table-cell-properties>
    </style:style>
    <style:style style:name="Table4.A33"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e4.E33" style:family="table-cell">
      <style:table-cell-properties style:vertical-align="bottom" fo:background-color="#ffffff" fo:padding="0in" fo:border="0.5pt solid #000001">
        <style:background-image/>
      </style:table-cell-properties>
    </style:style>
    <style:style style:name="Table4.A34" style:family="table-cell">
      <style:table-cell-properties style:vertical-align="bottom" fo:background-color="#ffffff" fo:padding="0in" fo:border-left="0.5pt solid #000001" fo:border-right="none" fo:border-top="0.5pt solid #000001" fo:border-bottom="1pt solid #4f81bd">
        <style:background-image/>
      </style:table-cell-properties>
    </style:style>
    <style:style style:name="Table4.E34" style:family="table-cell">
      <style:table-cell-properties style:vertical-align="bottom" fo:background-color="#ffffff" fo:padding="0in" fo:border-left="0.5pt solid #000001" fo:border-right="0.5pt solid #000001" fo:border-top="0.5pt solid #000001" fo:border-bottom="1pt solid #4f81bd">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style>
    <style:style style:name="P3" style:family="paragraph" style:parent-style-name="Standard">
      <style:text-properties style:font-name="Times New Roman" fo:font-style="italic" officeooo:rsid="000d4284" officeooo:paragraph-rsid="000d4284" style:font-style-asian="italic"/>
    </style:style>
    <style:style style:name="P4" style:family="paragraph" style:parent-style-name="Standard">
      <style:text-properties style:font-name="Monotype Corsiva" fo:font-size="8pt" style:font-size-asian="8pt"/>
    </style:style>
    <style:style style:name="P5" style:family="paragraph" style:parent-style-name="Standard">
      <style:text-properties officeooo:rsid="000d4284" officeooo:paragraph-rsid="000d4284"/>
    </style:style>
    <style:style style:name="P6" style:family="paragraph" style:parent-style-name="Standard">
      <style:paragraph-properties fo:text-align="end" style:justify-single-word="false"/>
      <style:text-properties officeooo:rsid="000d4284" officeooo:paragraph-rsid="000d4284"/>
    </style:style>
    <style:style style:name="P7" style:family="paragraph" style:parent-style-name="Standard">
      <style:paragraph-properties fo:text-align="start" style:justify-single-word="false"/>
      <style:text-properties officeooo:rsid="000d4284" officeooo:paragraph-rsid="000d4284"/>
    </style:style>
    <style:style style:name="P8" style:family="paragraph" style:parent-style-name="Standard">
      <style:paragraph-properties fo:text-align="center" style:justify-single-word="false"/>
      <style:text-properties fo:font-weight="bold" style:font-weight-asian="bold" style:font-name-complex="Arial1"/>
    </style:style>
    <style:style style:name="P9" style:family="paragraph" style:parent-style-name="Standard">
      <style:text-properties fo:font-size="12pt" style:font-size-asian="12pt" style:font-name-complex="Arial1" style:font-size-complex="12pt"/>
    </style:style>
    <style:style style:name="P10" style:family="paragraph" style:parent-style-name="Standard">
      <style:paragraph-properties fo:text-align="center" style:justify-single-word="false"/>
      <style:text-properties fo:font-size="12pt" style:font-size-asian="12pt" style:font-name-complex="Arial1" style:font-size-complex="12pt"/>
    </style:style>
    <style:style style:name="P11" style:family="paragraph" style:parent-style-name="Standard">
      <style:paragraph-properties fo:text-align="end" style:justify-single-word="false"/>
      <style:text-properties fo:font-size="12pt" style:font-size-asian="12pt" style:font-name-complex="Arial1" style:font-size-complex="12pt"/>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fo:color="#000000" officeooo:rsid="000d4284" officeooo:paragraph-rsid="000d4284"/>
    </style:style>
    <style:style style:name="P14" style:family="paragraph" style:parent-style-name="Standard">
      <style:paragraph-properties fo:text-align="end" style:justify-single-word="false"/>
      <style:text-properties fo:language="es" fo:country="MX" officeooo:rsid="000d4284" officeooo:paragraph-rsid="000d4284"/>
    </style:style>
    <style:style style:name="P15" style:family="paragraph" style:parent-style-name="Standard">
      <style:paragraph-properties fo:text-align="start" style:justify-single-word="false"/>
      <style:text-properties fo:language="es" fo:country="MX" officeooo:rsid="000d4284" officeooo:paragraph-rsid="000d4284"/>
    </style:style>
    <style:style style:name="P16" style:family="paragraph" style:parent-style-name="Standard">
      <style:paragraph-properties fo:text-align="end" style:justify-single-word="false"/>
      <style:text-properties officeooo:rsid="000d4284" officeooo:paragraph-rsid="000d4284" style:font-name-complex="Arial1"/>
    </style:style>
    <style:style style:name="P17" style:family="paragraph" style:parent-style-name="Standard">
      <style:paragraph-properties fo:text-align="start" style:justify-single-word="false"/>
      <style:text-properties officeooo:rsid="000d4284" officeooo:paragraph-rsid="000d4284" style:font-name-complex="Arial1"/>
    </style:style>
    <style:style style:name="P18" style:family="paragraph" style:parent-style-name="Standard">
      <style:text-properties officeooo:rsid="001281d2" officeooo:paragraph-rsid="001281d2"/>
    </style:style>
    <style:style style:name="P19" style:family="paragraph" style:parent-style-name="Standard">
      <style:text-properties style:text-underline-style="solid" style:text-underline-width="auto" style:text-underline-color="font-color" officeooo:rsid="001281d2" officeooo:paragraph-rsid="001281d2"/>
    </style:style>
    <style:style style:name="P20" style:family="paragraph" style:parent-style-name="Standard">
      <style:text-properties fo:font-variant="normal" fo:text-transform="none" fo:color="#373e4d" style:font-name="ARIAL" fo:font-size="10pt" fo:letter-spacing="normal" fo:font-style="normal" fo:font-weight="normal" officeooo:paragraph-rsid="001a8a2e" style:font-size-asian="10pt" style:font-style-asian="normal" style:font-size-complex="10pt" style:font-style-complex="normal"/>
    </style:style>
    <style:style style:name="P21" style:family="paragraph" style:parent-style-name="Standard">
      <style:text-properties officeooo:rsid="001ccfa0" officeooo:paragraph-rsid="001ccfa0"/>
    </style:style>
    <style:style style:name="P22" style:family="paragraph" style:parent-style-name="Standard">
      <style:text-properties officeooo:rsid="001ccfa0" officeooo:paragraph-rsid="001cfca2"/>
    </style:style>
    <style:style style:name="P23" style:family="paragraph" style:parent-style-name="Standard">
      <style:text-properties style:text-underline-style="none" officeooo:rsid="001281d2" officeooo:paragraph-rsid="001281d2"/>
    </style:style>
    <style:style style:name="P24" style:family="paragraph" style:parent-style-name="Standard">
      <style:text-properties style:text-underline-style="none" officeooo:rsid="001ccfa0" officeooo:paragraph-rsid="001cfca2"/>
    </style:style>
    <style:style style:name="P25" style:family="paragraph" style:parent-style-name="Standard">
      <style:text-properties style:text-underline-style="none" fo:font-weight="normal" officeooo:rsid="001281d2" officeooo:paragraph-rsid="001281d2" style:font-weight-asian="normal" style:font-weight-complex="normal"/>
    </style:style>
    <style:style style:name="P26" style:family="paragraph" style:parent-style-name="Standard">
      <style:text-properties officeooo:rsid="0023c492" officeooo:paragraph-rsid="0023c492"/>
    </style:style>
    <style:style style:name="P27" style:family="paragraph" style:parent-style-name="Standard">
      <style:text-properties officeooo:rsid="002a0c67" officeooo:paragraph-rsid="002a0c67"/>
    </style:style>
    <style:style style:name="P28" style:family="paragraph" style:parent-style-name="Standard">
      <style:paragraph-properties fo:margin-top="0in" fo:margin-bottom="0in" loext:contextual-spacing="false" fo:text-align="center" style:justify-single-word="false"/>
    </style:style>
    <style:style style:name="P29" style:family="paragraph" style:parent-style-name="Standard">
      <style:paragraph-properties fo:margin-top="0in" fo:margin-bottom="0in" loext:contextual-spacing="false" fo:text-align="center" style:justify-single-word="false"/>
      <style:text-properties fo:font-weight="bold" style:font-weight-asian="bold"/>
    </style:style>
    <style:style style:name="P30" style:family="paragraph" style:parent-style-name="Standard">
      <style:paragraph-properties fo:margin-top="0in" fo:margin-bottom="0in" loext:contextual-spacing="false"/>
      <style:text-properties fo:font-weight="bold" style:font-weight-asian="bold" style:font-name-complex="Arial1"/>
    </style:style>
    <style:style style:name="P31" style:family="paragraph" style:parent-style-name="Standard">
      <style:paragraph-properties fo:margin-top="0in" fo:margin-bottom="0in" loext:contextual-spacing="false" fo:text-align="center" style:justify-single-word="false"/>
      <style:text-properties fo:font-weight="bold" style:font-weight-asian="bold" style:font-name-complex="Arial1"/>
    </style:style>
    <style:style style:name="P32" style:family="paragraph" style:parent-style-name="Standard">
      <style:paragraph-properties fo:margin-top="0in" fo:margin-bottom="0in" loext:contextual-spacing="false" fo:text-align="center" style:justify-single-word="false"/>
      <style:text-properties officeooo:rsid="000b50a0" officeooo:paragraph-rsid="000b50a0"/>
    </style:style>
    <style:style style:name="P33" style:family="paragraph" style:parent-style-name="Standard">
      <style:paragraph-properties fo:margin-top="0in" fo:margin-bottom="0in" loext:contextual-spacing="false" fo:text-align="center" style:justify-single-word="false"/>
      <style:text-properties officeooo:rsid="000d4284" officeooo:paragraph-rsid="000d4284"/>
    </style:style>
    <style:style style:name="P34" style:family="paragraph" style:parent-style-name="Standard">
      <style:paragraph-properties fo:margin-top="0in" fo:margin-bottom="0in" loext:contextual-spacing="false"/>
      <style:text-properties fo:color="#1f497d" style:font-name="Arial Black"/>
    </style:style>
    <style:style style:name="P35" style:family="paragraph" style:parent-style-name="Standard">
      <style:paragraph-properties fo:margin-top="0in" fo:margin-bottom="0in" loext:contextual-spacing="false" fo:text-align="center" style:justify-single-word="false"/>
      <style:text-properties fo:color="#1f497d" style:font-name="Arial Black" officeooo:rsid="000b50a0" officeooo:paragraph-rsid="000b50a0"/>
    </style:style>
    <style:style style:name="P36" style:family="paragraph" style:parent-style-name="Standard">
      <style:paragraph-properties fo:margin-top="0in" fo:margin-bottom="0in" loext:contextual-spacing="false"/>
      <style:text-properties fo:color="#000000" style:font-name="Calibri" fo:font-size="11pt" style:font-size-asian="11pt" style:font-name-complex="Calibri1" style:font-size-complex="11pt"/>
    </style:style>
    <style:style style:name="P37" style:family="paragraph" style:parent-style-name="Heading_20_6">
      <style:paragraph-properties fo:margin-top="0in" fo:margin-bottom="0in" loext:contextual-spacing="false" fo:text-align="center" style:justify-single-word="false"/>
    </style:style>
    <style:style style:name="P38" style:family="paragraph" style:parent-style-name="Heading_20_6">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Contents_20_Heading">
      <style:paragraph-properties fo:break-before="page"/>
    </style:style>
    <style:style style:name="P41" style:family="paragraph" style:parent-style-name="Heading_20_2">
      <style:text-properties fo:font-style="normal" style:font-style-asian="normal" style:font-style-complex="normal"/>
    </style:style>
    <style:style style:name="P42" style:family="paragraph" style:parent-style-name="Heading_20_2">
      <style:text-properties officeooo:paragraph-rsid="001281d2"/>
    </style:style>
    <style:style style:name="P43" style:family="paragraph" style:parent-style-name="Contents_20_1">
      <style:paragraph-properties>
        <style:tab-stops>
          <style:tab-stop style:position="6.2681in" style:type="right" style:leader-style="dotted" style:leader-text="."/>
        </style:tab-stops>
      </style:paragraph-properties>
    </style:style>
    <style:style style:name="P44" style:family="paragraph" style:parent-style-name="Contents_20_2">
      <style:paragraph-properties>
        <style:tab-stops>
          <style:tab-stop style:position="6.2681in" style:type="right" style:leader-style="dotted" style:leader-text="."/>
        </style:tab-stops>
      </style:paragraph-properties>
    </style:style>
    <style:style style:name="P45" style:family="paragraph" style:parent-style-name="Standard" style:list-style-name="L1">
      <style:text-properties officeooo:rsid="0025487a" officeooo:paragraph-rsid="0025487a"/>
    </style:style>
    <style:style style:name="P46" style:family="paragraph" style:parent-style-name="Standard" style:list-style-name="L2">
      <style:text-properties officeooo:rsid="00242d5e" officeooo:paragraph-rsid="00242d5e"/>
    </style:style>
    <style:style style:name="P47" style:family="paragraph" style:parent-style-name="Standard">
      <style:text-properties officeooo:rsid="002a8492" officeooo:paragraph-rsid="002a8492"/>
    </style:style>
    <style:style style:name="P48" style:family="paragraph" style:parent-style-name="Standard">
      <style:text-properties officeooo:paragraph-rsid="002a8492"/>
    </style:style>
    <style:style style:name="P49" style:family="paragraph" style:parent-style-name="Standard" style:master-page-name="Standard">
      <style:paragraph-properties fo:margin-top="0in" fo:margin-bottom="0in" loext:contextual-spacing="false" style:page-number="auto"/>
      <style:text-properties fo:color="#1f497d" style:font-name="Arial Black"/>
    </style:style>
    <style:style style:name="P50" style:family="paragraph" style:parent-style-name="Heading_20_2">
      <style:text-properties fo:font-size="10pt" style:font-size-asian="10pt" style:font-size-complex="10pt"/>
    </style:style>
    <style:style style:name="P51" style:family="paragraph">
      <loext:graphic-properties draw:fill="solid" draw:fill-color="#ffffff"/>
      <style:paragraph-properties fo:text-align="center"/>
    </style:style>
    <style:style style:name="P52" style:family="paragraph">
      <loext:graphic-properties draw:fill="none"/>
      <style:paragraph-properties fo:text-align="center"/>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officeooo:rsid="000d4284" fo:background-color="#c0c0c0" loext:char-shading-value="0"/>
    </style:style>
    <style:style style:name="T5" style:family="text">
      <style:text-properties officeooo:rsid="000d4284"/>
    </style:style>
    <style:style style:name="T6" style:family="text">
      <style:text-properties fo:color="#0000ff"/>
    </style:style>
    <style:style style:name="T7" style:family="text">
      <style:text-properties fo:color="#000000" officeooo:rsid="000d4284"/>
    </style:style>
    <style:style style:name="T8" style:family="text">
      <style:text-properties fo:color="#000000" fo:language="es" fo:country="MX" officeooo:rsid="000d4284"/>
    </style:style>
    <style:style style:name="T9" style:family="text">
      <style:text-properties officeooo:rsid="0013d3a8"/>
    </style:style>
    <style:style style:name="T10" style:family="text">
      <style:text-properties officeooo:rsid="0015c9fb"/>
    </style:style>
    <style:style style:name="T11" style:family="text">
      <style:text-properties officeooo:rsid="00176ba4"/>
    </style:style>
    <style:style style:name="T12" style:family="text">
      <style:text-properties officeooo:rsid="001a8a2e"/>
    </style:style>
    <style:style style:name="T13" style:family="text">
      <style:text-properties officeooo:rsid="001c2eda"/>
    </style:style>
    <style:style style:name="T14" style:family="text">
      <style:text-properties officeooo:rsid="001c4776"/>
    </style:style>
    <style:style style:name="T15" style:family="text">
      <style:text-properties officeooo:rsid="001cfca2"/>
    </style:style>
    <style:style style:name="T16" style:family="text">
      <style:text-properties style:text-underline-style="none"/>
    </style:style>
    <style:style style:name="T17" style:family="text">
      <style:text-properties style:text-underline-style="none" officeooo:rsid="001cfca2"/>
    </style:style>
    <style:style style:name="T18" style:family="text">
      <style:text-properties style:text-underline-style="none" officeooo:rsid="001f9928"/>
    </style:style>
    <style:style style:name="T19" style:family="text">
      <style:text-properties officeooo:rsid="001e8e4f"/>
    </style:style>
    <style:style style:name="T20" style:family="text">
      <style:text-properties officeooo:rsid="00200a4d"/>
    </style:style>
    <style:style style:name="T21" style:family="text">
      <style:text-properties officeooo:rsid="0020d8c8"/>
    </style:style>
    <style:style style:name="T22" style:family="text">
      <style:text-properties officeooo:rsid="002272e5"/>
    </style:style>
    <style:style style:name="T23" style:family="text">
      <style:text-properties officeooo:rsid="002a8492"/>
    </style:style>
    <style:style style:name="T24" style:family="text">
      <style:text-properties fo:font-weight="normal" style:font-weight-asian="normal" style:font-weight-complex="normal"/>
    </style:style>
    <style:style style:name="T25" style:family="text">
      <style:text-properties fo:font-weight="normal" officeooo:rsid="002a8492" style:font-weight-asian="normal" style:font-weight-complex="normal"/>
    </style:style>
    <style:style style:name="T26" style:family="text"/>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ARÁTULA</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style-name="Table1.1">
          <table:table-cell table:style-name="Table1.A1" office:value-type="string">
            <text:h text:style-name="P37" text:outline-level="6">Tema</text:h>
          </table:table-cell>
          <table:table-cell table:style-name="Table1.A1" office:value-type="string">
            <text:h text:style-name="P37" text:outline-level="6">Grupo</text:h>
          </table:table-cell>
          <table:table-cell table:style-name="Table1.A1" office:value-type="string">
            <text:h text:style-name="P37" text:outline-level="6">Ayudante</text:h>
          </table:table-cell>
          <table:table-cell table:style-name="Table1.A1" table:number-columns-spanned="4" office:value-type="string">
            <text:h text:style-name="P37" text:outline-level="6">Correcciones</text:h>
          </table:table-cell>
          <table:covered-table-cell/>
          <table:covered-table-cell/>
          <table:covered-table-cell/>
        </table:table-row>
        <table:table-row table:style-name="Table1.2">
          <table:table-cell table:style-name="Table1.A2" table:number-rows-spanned="3" office:value-type="string">
            <text:p text:style-name="P35">I</text:p>
          </table:table-cell>
          <table:table-cell table:style-name="Table1.A2" table:number-rows-spanned="3" office:value-type="string">
            <text:p text:style-name="P32">5</text:p>
          </table:table-cell>
          <table:table-cell table:style-name="Table1.A2" table:number-rows-spanned="3" office:value-type="string">
            <text:p text:style-name="P29"/>
          </table:table-cell>
          <table:table-cell table:style-name="Table1.A2" office:value-type="string">
            <text:p text:style-name="P31">Fecha</text:p>
          </table:table-cell>
          <table:table-cell table:style-name="Table1.A2" office:value-type="string">
            <text:p text:style-name="P31">Hora Inicio</text:p>
          </table:table-cell>
          <table:table-cell table:style-name="Table1.A2" office:value-type="string">
            <text:p text:style-name="P31">Hora Fin</text:p>
          </table:table-cell>
          <table:table-cell table:style-name="Table1.A2" office:value-type="string">
            <text:p text:style-name="P31">Resultado</text:p>
          </table:table-cell>
        </table:table-row>
        <table:table-row table:style-name="Table1.3">
          <table:covered-table-cell/>
          <table:covered-table-cell/>
          <table:covered-table-cell/>
          <table:table-cell table:style-name="Table1.D3" office:value-type="string">
            <text:p text:style-name="P30">Entrega</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4">
          <table:covered-table-cell/>
          <table:covered-table-cell/>
          <table:covered-table-cell/>
          <table:table-cell table:style-name="Table1.D3" office:value-type="string">
            <text:p text:style-name="P30">Revisión</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
      <text:p text:style-name="P34">INTEGRANTE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28"/>
          </table:table-cell>
          <table:table-cell table:style-name="Table2.B1" office:value-type="string">
            <text:h text:style-name="P38" text:outline-level="6">Padrón</text:h>
          </table:table-cell>
          <table:table-cell table:style-name="Table2.A1" office:value-type="string">
            <text:h text:style-name="P38" text:outline-level="6">Apellido y Nombre</text:h>
          </table:table-cell>
          <table:table-cell table:style-name="Table2.A1" office:value-type="string">
            <text:h text:style-name="P38" text:outline-level="6">Asistencia a Entrega</text:h>
          </table:table-cell>
          <table:table-cell table:style-name="Table2.A1" office:value-type="string">
            <text:h text:style-name="P38" text:outline-level="6">Asistencia a Revisión</text:h>
          </table:table-cell>
          <table:table-cell table:style-name="Table2.B1" office:value-type="string">
            <text:h text:style-name="P38" text:outline-level="6">Evaluación Individual Final</text:h>
          </table:table-cell>
        </table:table-row>
        <table:table-row table:style-name="Table2.2">
          <table:table-cell table:style-name="Table2.A2" office:value-type="string">
            <text:p text:style-name="P1">1</text:p>
          </table:table-cell>
          <table:table-cell table:style-name="Table2.B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2</text:p>
          </table:table-cell>
          <table:table-cell table:style-name="Table2.B3"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3</text:p>
          </table:table-cell>
          <table:table-cell table:style-name="Table2.B4"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4</text:p>
          </table:table-cell>
          <table:table-cell table:style-name="Table2.B5"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5</text:p>
          </table:table-cell>
          <table:table-cell table:style-name="Table2.B6"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7" office:value-type="string">
            <text:p text:style-name="P1">6</text:p>
          </table:table-cell>
          <table:table-cell table:style-name="Table2.B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F7" office:value-type="string">
            <text:p text:style-name="P10"/>
          </table:table-cell>
        </table:table-row>
        <table:table-row table:style-name="Table2.2">
          <table:table-cell table:style-name="Table2.A7" office:value-type="string">
            <text:p text:style-name="Standard"/>
          </table:table-cell>
          <table:table-cell table:style-name="Table2.B8"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F7" office:value-type="string">
            <text:p text:style-name="P10"/>
          </table:table-cell>
        </table:table-row>
      </table:table>
      <text:p text:style-name="P34">PLANILLA DE EVALUACIÓN – camino feliz</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8">ITEM</text:p>
          </table:table-cell>
          <table:table-cell table:style-name="Table3.A1" office:value-type="string">
            <text:p text:style-name="P33">OK</text:p>
          </table:table-cell>
          <table:table-cell table:style-name="Table3.A1" office:value-type="string">
            <text:p text:style-name="P33">NoK</text:p>
          </table:table-cell>
          <table:table-cell table:style-name="Table3.A1" office:value-type="string">
            <text:p text:style-name="P33">Inc</text:p>
          </table:table-cell>
          <table:table-cell table:style-name="Table3.A1" office:value-type="string">
            <text:p text:style-name="P28">Observaciones</text:p>
          </table:table-cell>
        </table:table-row>
        <table:table-row table:style-name="Table3.1">
          <table:table-cell table:style-name="Table3.A2" office:value-type="string">
            <text:p text:style-name="P5">Entrega</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row table:style-name="Table3.1">
          <table:table-cell table:style-name="Table3.A3" office:value-type="string">
            <text:p text:style-name="P12"><text:span text:style-name="T5">Trae carpeta(hojas sujetas)</text:span>?</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Trae readme impreso?</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Trae dispositivo para arranque de SO desde puerto USB?</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14">Da instrucciones sobre cómo arrancar el SO. Arranca ok?</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Da instrucciones sobre cómo descargar/desempaquetar?</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5">Presentación</text:p>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cell table:style-name="Table3.E3" office:value-type="string">
            <text:p text:style-name="Standard"/>
          </table:table-cell>
        </table:table-row>
        <table:table-row table:style-name="Table3.1">
          <table:table-cell table:style-name="Table3.A9" office:value-type="string">
            <text:p text:style-name="P6">Caratulas completas (dos)</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Índice, pie, nro. de hoja</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Documenta hipótesis y problemas relevantes?</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7">Instalación AFRAINST</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Instrucciones sobre cómo instalar?</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13">Logra instalar ok el paquete completo?</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Crea ok el archivo de configuración en /conf?</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12"><text:span text:style-name="T5">Loguea ok el proceso de instalación?</text:span> </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5">Ejecución AFRA-I – Camino feliz</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6">Hay hoja de ruta del camino feliz documentado?</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6">Identifica los archivos usados en el camino feliz?</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Logra completar el camino feliz?</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
      <text:p text:style-name="Text_20_body"/>
      <text:p text:style-name="Text_20_body"/>
      <text:p text:style-name="Text_20_body"><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Arrancar el AFRAINIC?</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E1" office:value-type="string">
            <text:p text:style-name="P12"/>
          </table:table-cell>
        </table:table-row>
        <table:table-row table:style-name="Table4.1">
          <table:table-cell table:style-name="Table4.A1" office:value-type="string">
            <text:p text:style-name="P6">Setea variable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1" office:value-type="string">
            <text:p text:style-name="P6">Setea permiso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4" office:value-type="string">
            <text:p text:style-name="P6">Dispara el AFRARECI?</text:p>
          </table:table-cell>
          <table:table-cell table:style-name="Table4.A4" office:value-type="string">
            <text:p text:style-name="P9"/>
          </table:table-cell>
          <table:table-cell table:style-name="Table4.A4" office:value-type="string">
            <text:p text:style-name="P9"/>
          </table:table-cell>
          <table:table-cell table:style-name="Table4.A4" office:value-type="string">
            <text:p text:style-name="P9"/>
          </table:table-cell>
          <table:table-cell table:style-name="Table4.E4" office:value-type="string">
            <text:p text:style-name="P9"/>
          </table:table-cell>
        </table:table-row>
        <table:table-row table:style-name="Table4.1">
          <table:table-cell table:style-name="Table4.A5" office:value-type="string">
            <text:p text:style-name="P16">Graba log?</text:p>
          </table:table-cell>
          <table:table-cell table:style-name="Table4.A5" office:value-type="string">
            <text:p text:style-name="P11"/>
          </table:table-cell>
          <table:table-cell table:style-name="Table4.A5" office:value-type="string">
            <text:p text:style-name="P11"/>
          </table:table-cell>
          <table:table-cell table:style-name="Table4.A5" office:value-type="string">
            <text:p text:style-name="P11"/>
          </table:table-cell>
          <table:table-cell table:style-name="Table4.E5" office:value-type="string">
            <text:p text:style-name="P11"/>
          </table:table-cell>
        </table:table-row>
        <table:table-row table:style-name="Table4.1">
          <table:table-cell table:style-name="Table4.A5" office:value-type="string">
            <text:p text:style-name="P17">AFRARECI</text:p>
          </table:table-cell>
          <table:table-cell table:style-name="Table4.A5" office:value-type="string">
            <text:p text:style-name="P11"/>
          </table:table-cell>
          <table:table-cell table:style-name="Table4.A5" office:value-type="string">
            <text:p text:style-name="P11"/>
          </table:table-cell>
          <table:table-cell table:style-name="Table4.A5" office:value-type="string">
            <text:p text:style-name="P11"/>
          </table:table-cell>
          <table:table-cell table:style-name="Table4.E5" office:value-type="string">
            <text:p text:style-name="P11"/>
          </table:table-cell>
        </table:table-row>
        <table:table-row table:style-name="Table4.1">
          <table:table-cell table:style-name="Table4.A4" office:value-type="string">
            <text:p text:style-name="P6">Lee y mueve bien los archivos de /novedades?</text:p>
          </table:table-cell>
          <table:table-cell table:style-name="Table4.A4" office:value-type="string">
            <text:p text:style-name="P11"/>
          </table:table-cell>
          <table:table-cell table:style-name="Table4.A4" office:value-type="string">
            <text:p text:style-name="P11"/>
          </table:table-cell>
          <table:table-cell table:style-name="Table4.A4" office:value-type="string">
            <text:p text:style-name="P11"/>
          </table:table-cell>
          <table:table-cell table:style-name="Table4.E4" office:value-type="string">
            <text:p text:style-name="P11"/>
          </table:table-cell>
        </table:table-row>
        <table:table-row table:style-name="Table4.1">
          <table:table-cell table:style-name="Table4.A8" office:value-type="string">
            <text:p text:style-name="P6">Contabiliza los ciclos</text:p>
          </table:table-cell>
          <table:table-cell table:style-name="Table4.A8" office:value-type="string">
            <text:p text:style-name="P11"/>
          </table:table-cell>
          <table:table-cell table:style-name="Table4.A8" office:value-type="string">
            <text:p text:style-name="P11"/>
          </table:table-cell>
          <table:table-cell table:style-name="Table4.A8" office:value-type="string">
            <text:p text:style-name="P11"/>
          </table:table-cell>
          <table:table-cell table:style-name="Table4.E8" office:value-type="string">
            <text:p text:style-name="P11"/>
          </table:table-cell>
        </table:table-row>
        <table:table-row table:style-name="Table4.1">
          <table:table-cell table:style-name="Table4.A4" office:value-type="string">
            <text:p text:style-name="P6">Valida cent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Valida fecha archiv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Acepta en /aceptad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Remueve las novedad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ispara AFRAUMBR?</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5">AFRAUMBR</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Valida agente, numero A, numero B, tiemp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rmina bien el tipo de llama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cta umbr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rmina bien aplicabilidad del umb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lamada sospechos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Mueve archivos a /sospechos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Cierran ok los tot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7">Arranca AFRALIS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Muestra opción de ayu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En la consulta, filtra el inpu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4">En la estadística, filtra el input?</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En la consulta filtra por central/agente/umbral/tipo/etc?</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Ranking de central/oficina/agente/destino/umbral?</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12"><text:span text:style-name="T5">Graba ok?</text:span> </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Standard">FUNCIONES</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32" office:value-type="string">
            <text:p text:style-name="P12"><text:span text:style-name="T7">Arrancar</text:span><text:span text:style-name="T6"> </text:span></text:p>
          </table:table-cell>
          <table:table-cell table:style-name="Table4.A32" office:value-type="string">
            <text:p text:style-name="P12"/>
          </table:table-cell>
          <table:table-cell table:style-name="Table4.A32" office:value-type="string">
            <text:p text:style-name="P12"/>
          </table:table-cell>
          <table:table-cell table:style-name="Table4.A32" office:value-type="string">
            <text:p text:style-name="P12"/>
          </table:table-cell>
          <table:table-cell table:style-name="Table4.E32" office:value-type="string">
            <text:p text:style-name="P12"/>
          </table:table-cell>
        </table:table-row>
        <table:table-row table:style-name="Table4.1">
          <table:table-cell table:style-name="Table4.A33" office:value-type="string">
            <text:p text:style-name="P12"><text:span text:style-name="T8">Detener</text:span><text:span text:style-name="T6"> </text:span></text:p>
          </table:table-cell>
          <table:table-cell table:style-name="Table4.A33" office:value-type="string">
            <text:p text:style-name="P12"/>
          </table:table-cell>
          <table:table-cell table:style-name="Table4.A33" office:value-type="string">
            <text:p text:style-name="P12"/>
          </table:table-cell>
          <table:table-cell table:style-name="Table4.A33" office:value-type="string">
            <text:p text:style-name="P12"/>
          </table:table-cell>
          <table:table-cell table:style-name="Table4.E33" office:value-type="string">
            <text:p text:style-name="P12"/>
          </table:table-cell>
        </table:table-row>
        <table:table-row table:style-name="Table4.1">
          <table:table-cell table:style-name="Table4.A34" office:value-type="string">
            <text:p text:style-name="P13">MoverA</text:p>
          </table:table-cell>
          <table:table-cell table:style-name="Table4.A34" office:value-type="string">
            <text:p text:style-name="P12"/>
          </table:table-cell>
          <table:table-cell table:style-name="Table4.A34" office:value-type="string">
            <text:p text:style-name="P12"/>
          </table:table-cell>
          <table:table-cell table:style-name="Table4.A34" office:value-type="string">
            <text:p text:style-name="P12"/>
          </table:table-cell>
          <table:table-cell table:style-name="Table4.E34" office:value-type="string">
            <text:p text:style-name="P12"/>
          </table:table-cell>
        </table:table-row>
        <table:table-row table:style-name="Table4.1">
          <table:table-cell table:style-name="Table4.A34" office:value-type="string">
            <text:p text:style-name="P6">GraLog</text:p>
          </table:table-cell>
          <table:table-cell table:style-name="Table4.A34" office:value-type="string">
            <text:p text:style-name="P12"/>
          </table:table-cell>
          <table:table-cell table:style-name="Table4.A34" office:value-type="string">
            <text:p text:style-name="P12"/>
          </table:table-cell>
          <table:table-cell table:style-name="Table4.A34" office:value-type="string">
            <text:p text:style-name="P12"/>
          </table:table-cell>
          <table:table-cell table:style-name="Table4.E34" office:value-type="string">
            <text:p text:style-name="P12"/>
          </table:table-cell>
        </table:table-row>
      </table:table>
      <text:p text:style-name="P36"/>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Índice</text:p>
          </text:index-title>
          <text:p text:style-name="P43"><text:a xlink:type="simple" xlink:href="#__RefHeading___Toc1354_1428414372" text:style-name="Index_20_Link" text:visited-style-name="Index_20_Link">Hipótesis y Aclaraciones Globales<text:tab/>4</text:a></text:p>
          <text:p text:style-name="P44"><text:a xlink:type="simple" xlink:href="#__RefHeading___Toc1374_1428414372" text:style-name="Index_20_Link" text:visited-style-name="Index_20_Link">AFRAINST<text:tab/>4</text:a></text:p>
          <text:p text:style-name="P44"><text:a xlink:type="simple" xlink:href="#__RefHeading___Toc1376_1428414372" text:style-name="Index_20_Link" text:visited-style-name="Index_20_Link">AFRAINIC<text:tab/>4</text:a></text:p>
          <text:p text:style-name="P44"><text:a xlink:type="simple" xlink:href="#__RefHeading___Toc1378_1428414372" text:style-name="Index_20_Link" text:visited-style-name="Index_20_Link">AFRARECI<text:tab/>4</text:a></text:p>
          <text:p text:style-name="P44"><text:a xlink:type="simple" xlink:href="#__RefHeading___Toc1380_1428414372" text:style-name="Index_20_Link" text:visited-style-name="Index_20_Link">AFRAUMBR<text:tab/>4</text:a></text:p>
          <text:p text:style-name="P44"><text:a xlink:type="simple" xlink:href="#__RefHeading___Toc1382_1428414372" text:style-name="Index_20_Link" text:visited-style-name="Index_20_Link">AFRALIST<text:tab/>4</text:a></text:p>
          <text:p text:style-name="P44"><text:a xlink:type="simple" xlink:href="#__RefHeading___Toc1384_1428414372" text:style-name="Index_20_Link" text:visited-style-name="Index_20_Link">Funciones<text:tab/>4</text:a></text:p>
          <text:p text:style-name="P43"><text:a xlink:type="simple" xlink:href="#__RefHeading___Toc1394_1428414372" text:style-name="Index_20_Link" text:visited-style-name="Index_20_Link">Problemas relevantes<text:tab/>6</text:a></text:p>
          <text:p text:style-name="P43"><text:a xlink:type="simple" xlink:href="#__RefHeading___Toc1396_1428414372" text:style-name="Index_20_Link" text:visited-style-name="Index_20_Link">Archivo README<text:tab/>7</text:a></text:p>
          <text:p text:style-name="P43"><text:a xlink:type="simple" xlink:href="#__RefHeading___Toc1398_1428414372" text:style-name="Index_20_Link" text:visited-style-name="Index_20_Link">Nuevas funciones y/o comandos auxiliares<text:tab/>8</text:a></text:p>
          <text:p text:style-name="P43"><text:a xlink:type="simple" xlink:href="#__RefHeading___Toc1400_1428414372" text:style-name="Index_20_Link" text:visited-style-name="Index_20_Link">Listado de DATOS<text:tab/>9</text:a></text:p>
          <text:p text:style-name="P43"><text:a xlink:type="simple" xlink:href="#__RefHeading___Toc1402_1428414372" text:style-name="Index_20_Link" text:visited-style-name="Index_20_Link">Listado de Nuevos Archivos<text:tab/>10</text:a></text:p>
          <text:p text:style-name="P43"><text:a xlink:type="simple" xlink:href="#__RefHeading___Toc1404_1428414372" text:style-name="Index_20_Link" text:visited-style-name="Index_20_Link">Hoja de ruta de prueba “camino feliz”<text:tab/>11</text:a></text:p>
          <text:p text:style-name="P43"><text:a xlink:type="simple" xlink:href="#__RefHeading___Toc1406_1428414372" text:style-name="Index_20_Link" text:visited-style-name="Index_20_Link">Apéndice<text:tab/>12</text:a></text:p>
        </text:index-body>
      </text:table-of-content>
      <text:p text:style-name="P36"/>
      <text:h text:style-name="P39" text:outline-level="1"><text:bookmark-start text:name="__RefHeading___Toc1354_1428414372"/>Hipótesis y Aclaraciones Globales<text:bookmark-end text:name="__RefHeading___Toc1354_1428414372"/></text:h>
      <text:h text:style-name="Heading_20_2" text:outline-level="2"><text:bookmark-start text:name="__RefHeading___Toc1374_1428414372"/>AFRAINST<text:bookmark-end text:name="__RefHeading___Toc1374_1428414372"/></text:h>
      <text:p text:style-name="Standard">- <text:span text:style-name="T9">Cuando se ingresa un directorio, los caracteres válidos son los caracteres alfanuméricos, '_' y '-'. Cualquier otro carácter implicará un nombre de directorio invalido.</text:span></text:p>
      <text:p text:style-name="Standard">- <text:span text:style-name="T10">Cuando se lea el valor para DATASIZE, si el número es muy grande ( muchos caracteres ) se considerará una entrada invalida.</text:span></text:p>
      <text:p text:style-name="Standard">- <text:span text:style-name="T10">Cuando se haga la validación de espacio en disco, en caso de no haber suficiente espacio, se saldrá del programa con estado de error 1.</text:span></text:p>
      <text:p text:style-name="Standard">- <text:span text:style-name="T10">Cuando se haga la verificación de si la instalación está completa y se encuentre que una determinada carpeta no existe, se la creará automáticamente, sin contenido.</text:span></text:p>
      <text:p text:style-name="Standard">- <text:span text:style-name="T10">Cuando se solicite por “Si – No”, se podrá ingresar ya sea “Si”, “SI”, “si”, “Y” ,”y”, “Yes”, “No”, “NO”, “no”, “n”.</text:span></text:p>
      <text:p text:style-name="Standard">- <text:span text:style-name="T11">Si se borra alguno de los scripts/tablas/maestros de los directorios de respaldo del paquete de instalación, no se podrán instalar y se considerará que la instalación es completa, aun faltando esos archivos ya que el script desconoce como existentes.</text:span></text:p>
      <text:h text:style-name="P41" text:outline-level="2"><text:bookmark-start text:name="__RefHeading___Toc1376_1428414372"/>AFRAINIC<text:bookmark-end text:name="__RefHeading___Toc1376_1428414372"/></text:h>
      <text:p text:style-name="P20">- No se listan archivos de NOVEDIR, ACEPDIR, PROCDIR, REPODIR, RECHDIR.</text:p>
      <text:p text:style-name="P20">- <text:span text:style-name="T13">Si no se encuentra inicializado el ambiente, el logueo será hecho solo por pantalla.</text:span></text:p>
      <text:p text:style-name="P20">- Una vez que se verifico que la <text:span text:style-name="T12">instalación</text:span> est<text:span text:style-name="T12">á</text:span> completa, en verificar permisos, no se verifica si se borraron los archivos en plena <text:span text:style-name="T12">ejecución</text:span> de AFRAINIC.</text:p>
      <text:p text:style-name="P20">- Solo se verifican archivos ya predeterminados en el programa.</text:p>
      <text:p text:style-name="P20">- <text:span text:style-name="T14">Cada comando que requiera el uso de variables de ambiente, revisará que se encuentren inicializadas.</text:span></text:p>
      <text:h text:style-name="Heading_20_2" text:outline-level="2"><text:bookmark-start text:name="__RefHeading___Toc1378_1428414372"/>AFRARECI<text:bookmark-end text:name="__RefHeading___Toc1378_1428414372"/></text:h>
      <text:p text:style-name="Standard"/>
      <text:h text:style-name="Heading_20_2" text:outline-level="2"><text:bookmark-start text:name="__RefHeading___Toc1380_1428414372"/>AFRAUMBR<text:bookmark-end text:name="__RefHeading___Toc1380_1428414372"/></text:h>
      <text:p text:style-name="Standard">- <text:s/><text:span text:style-name="T23">Si hay mas de un motivo por el cual el registro de una llamada es rechazado (por ejemplo esta mal el codigo de area origen y ademas el id de agente no es valido) se escriben en el registro de rechazo todos ellos.</text:span></text:p>
      <text:p text:style-name="Standard">- <text:span text:style-name="T23">Si hay mas de un umbral se toma el maximo de ellos para determinar si la llamada es sospechosa</text:span></text:p>
      <text:p text:style-name="P47">(o sea si el tiempo de duración es mayor al maximo umbral)</text:p>
      <text:p text:style-name="P48"><text:span text:style-name="T23">- Los archivos de rechazo y de llamadas sospechosas se graban separando los campos con “;”</text:span></text:p>
      <text:h text:style-name="P50" text:outline-level="2">- <text:span text:style-name="T25">Si la cantidad de campos es incorrecta no se analiza el contenido del registro</text:span></text:h>
      <text:p text:style-name="P47"><text:span text:style-name="T25"><text:s/>S</text:span><text:span text:style-name="T24">iendo el unico motivo de rechazo que el registro esta mal formado</text:span></text:p>
      <text:h text:style-name="Heading_20_2" text:outline-level="2"><text:bookmark-start text:name="__RefHeading___Toc1382_1428414372"/>AFRALIST<text:bookmark-end text:name="__RefHeading___Toc1382_1428414372"/></text:h>
      <text:p text:style-name="Standard"/>
      <text:h text:style-name="P42" text:outline-level="2"><text:bookmark-start text:name="__RefHeading___Toc1384_1428414372"/>Funciones<text:bookmark-end text:name="__RefHeading___Toc1384_1428414372"/></text:h>
      <text:p text:style-name="P19">Arrancar</text:p>
      <text:p text:style-name="P21">- Se chequea que las variables de ambiente estén inicializadas.</text:p>
      <text:p text:style-name="P21">- El parámetro a pasar es el nombre del script a ejecutar, ejemplo: AFRARECI.sh. Los scripts a ejecutar deben ubicarse en BINDIR.</text:p>
      <text:p text:style-name="P21"><text:soft-page-break/>- Cuando es ejecutada <text:span text:style-name="T15">finaliza con estado</text:span> 0 en caso de no haber error. <text:span text:style-name="T15">Finaliza con estado </text:span>1 si hay error.</text:p>
      <text:p text:style-name="P21">- Si no hay error, se imprime por pantalla el PID del proceso ejecutado.</text:p>
      <text:p text:style-name="P21">- Si hay error, se imprime un mensaje aclarando que no se pudo ejecutar.</text:p>
      <text:p text:style-name="P19">Detener</text:p>
      <text:p text:style-name="P23">- <text:span text:style-name="T15">No se chequea que las variables de ambiente estén inicializadas.</text:span></text:p>
      <text:p text:style-name="P24">- El parámetro a pasar es el nombre del script a <text:span text:style-name="T15">detener</text:span>, ejemplo: AFRARECI.sh. </text:p>
      <text:p text:style-name="P22"><text:span text:style-name="T16">- Cuando </text:span><text:span text:style-name="T17">se detiene un proceso se</text:span><text:span text:style-name="T16"> </text:span><text:span text:style-name="T17">finaliza con estado</text:span><text:span text:style-name="T16"> 0 en caso de no haber error. </text:span><text:span text:style-name="T17">Finaliza con estado 1 si no se detuvo </text:span><text:span text:style-name="T18">ningún</text:span><text:span text:style-name="T17"> proceso.</text:span></text:p>
      <text:p text:style-name="P19">GraLog</text:p>
      <text:p text:style-name="P18">- <text:span text:style-name="T19">No chequea si las variables de ambiente están inicializadas. Debe hacerlo el llamador.</text:span></text:p>
      <text:p text:style-name="P18">- <text:span text:style-name="T19">El mecanismo para controlar el tamaño del log es truncando, dejando las últimas 50 lineas.</text:span></text:p>
      <text:p text:style-name="P19">MoverA</text:p>
      <text:p text:style-name="P25">- <text:span text:style-name="T20">El numero de secuencia que se emplea es uno por cada archivo duplicado. Básicamente se cuenta cuantos archivos del mismo nombre están duplicados y se usa ese número para el próximo duplicado.</text:span></text:p>
      <text:p text:style-name="P25">- <text:span text:style-name="T20">No chequea si las variables de ambiente están inicializadas. Debe hacerlo el llamador.</text:span></text:p>
      <text:p text:style-name="P25"/>
      <text:p text:style-name="P25"/>
      <text:h text:style-name="Heading_20_1" text:outline-level="1"/>
      <text:h text:style-name="P39" text:outline-level="1"><text:bookmark-start text:name="__RefHeading___Toc1394_1428414372"/>Problemas relevantes<text:bookmark-end text:name="__RefHeading___Toc1394_1428414372"/></text:h>
      <text:p text:style-name="Standard"><text:bookmark-start text:name="__RefHeading___Toc1564_1428414372"/>El problema más relevante que ocurrió fue el hecho de que ciertos módulos dependían fuertemente de otros. Por ejemplo la inicialización de ambiente por parte de AFRAINIC impactaba en el funcionamiento de los demás módulos. Para solucionarlo, tuvimos que setear temporalmente un valor para las variables necesarias para cada modulo para poder desarrollar e ir <text:span text:style-name="T21">probando</text:span> el código.<text:bookmark-end text:name="__RefHeading___Toc1564_1428414372"/></text:p>
      <text:p text:style-name="Standard">Una vez que se desarrollaron todos los módulos, se <text:span text:style-name="T21">procedió</text:span> a eliminar estas variables temporales seteadas en los mismos módulos <text:span text:style-name="T21">para hacer uso de las inicializadas por AFRAINIC.</text:span></text:p>
      <text:p text:style-name="Standard">Otro ejemplo fue la <text:span text:style-name="T22">dependencia con el logueo. Para esto se uso una función que solo logueaba por pantalla. Una vez que se tuvo desarrolado el GRALOG, se incorporó a dicha función.</text:span></text:p>
      <text:h text:style-name="P39" text:outline-level="1"><text:bookmark-start text:name="__RefHeading___Toc1396_1428414372"/>Archivo README<text:bookmark-end text:name="__RefHeading___Toc1396_1428414372"/></text:h>
      <text:h text:style-name="Heading_20_1" text:outline-level="1"/>
      <text:h text:style-name="P39" text:outline-level="1"><text:bookmark-start text:name="__RefHeading___Toc1398_1428414372"/>Nuevas funciones y/o comandos auxiliares<text:bookmark-end text:name="__RefHeading___Toc1398_1428414372"/></text:h>
      <text:h text:style-name="Heading_20_1" text:outline-level="1"/>
      <text:h text:style-name="P39" text:outline-level="1"><text:bookmark-start text:name="__RefHeading___Toc1400_1428414372"/>Listado de DATOS<text:bookmark-end text:name="__RefHeading___Toc1400_1428414372"/></text:h>
      <text:list xml:id="list4590472710251920108" text:style-name="L1">
        <text:list-item>
          <text:p text:style-name="P45">agentes.mae - Cantidad de registros: 71</text:p>
        </text:list-item>
        <text:list-item>
          <text:p text:style-name="P45">CdA.mae - Cantidad de registros: 300</text:p>
        </text:list-item>
        <text:list-item>
          <text:p text:style-name="P45">CdC.mae - Cantidad de registros: 48</text:p>
        </text:list-item>
        <text:list-item>
          <text:p text:style-name="P45">CdP.mae - Cantidad de registros: 234</text:p>
        </text:list-item>
        <text:list-item>
          <text:p text:style-name="P45">tllama.tab - Cantidad de registros: 3</text:p>
        </text:list-item>
        <text:list-item>
          <text:p text:style-name="P45">umbrales.tab - Cantidad de registros: 204</text:p>
        </text:list-item>
        <text:list-item>
          <text:p text:style-name="P45">BEL_20150703 - Cantidad de registros: 100</text:p>
        </text:list-item>
        <text:list-item>
          <text:p text:style-name="P45">BEL_20150803 - Cantidad de registros: 150</text:p>
        </text:list-item>
        <text:list-item>
          <text:p text:style-name="P45">COS_20150703 - Cantidad de registros: 192</text:p>
        </text:list-item>
        <text:list-item>
          <text:p text:style-name="P45">COS_20150803 - Cantidad de registros: 249</text:p>
        </text:list-item>
        <text:list-item>
          <text:p text:style-name="P45">SIS_20150703 - Cantidad de registros: 365</text:p>
        </text:list-item>
        <text:list-item>
          <text:p text:style-name="P45">SIS_20150803 - Cantidad de registros: 304</text:p>
        </text:list-item>
      </text:list>
      <text:h text:style-name="P39" text:outline-level="1"><text:bookmark-start text:name="__RefHeading___Toc1402_1428414372"/>Listado de Nuevos Archivos<text:bookmark-end text:name="__RefHeading___Toc1402_1428414372"/></text:h>
      <text:p text:style-name="P26">Ninguno</text:p>
      <text:h text:style-name="P39" text:outline-level="1"><text:bookmark-start text:name="__RefHeading___Toc1404_1428414372"/>Hoja de ruta de prueba “camino feliz”<text:bookmark-end text:name="__RefHeading___Toc1404_1428414372"/></text:h>
      <text:list xml:id="list1861655032950966816" text:style-name="L2">
        <text:list-item>
          <text:p text:style-name="P46">Instale el TP</text:p>
        </text:list-item>
        <text:list-item>
          <text:p text:style-name="P46">Imprima las 30 últimas líneas del log de instalación y el contenido del archivo de configuración</text:p>
        </text:list-item>
        <text:list-item>
          <text:p text:style-name="P46">Imprima las primeras 10 lineas de contenido de los archivos maestros</text:p>
        </text:list-item>
        <text:list-item>
          <text:p text:style-name="P46">Ejecute AFARINIC y permita que el demonio arranque. Imprima el log de AFRAINIC</text:p>
        </text:list-item>
        <text:list-item>
          <text:p text:style-name="P46">Tome dos archivos de llamadas que tengan nombres aceptables y deposítelos en /novedades</text:p>
        </text:list-item>
        <text:list-item>
          <text:p text:style-name="P46">Espere</text:p>
        </text:list-item>
        <text:list-item>
          <text:p text:style-name="P46">Imprima el log de AFRARECI y los primeros 10 registros de cada uno de los archivos aceptados.</text:p>
        </text:list-item>
        <text:list-item>
          <text:p text:style-name="P46">Imprima el log de AFRAUMBR y los primeros 10 registros de cada uno de los archivos validados</text:p>
        </text:list-item>
        <text:list-item>
          <text:p text:style-name="P46">Ejecute AFRALIST con la opción de ayuda</text:p>
        </text:list-item>
        <text:list-item>
          <text:p text:style-name="P46">Ejecute AFRALIST con la opción de consulta y filtre por oficina, grabando el reporte en un archivo</text:p>
        </text:list-item>
        <text:list-item>
          <text:p text:style-name="P46">Ejecute AFRALIST con la opción de estadística y filtre por periodo, grabando el reporte en un archivo</text:p>
        </text:list-item>
        <text:list-item>
          <text:p text:style-name="P46">Imprima las invocaciones y los distintos resultados obtenidos </text:p>
        </text:list-item>
      </text:list>
      <text:h text:style-name="P39" text:outline-level="1"><text:bookmark-start text:name="__RefHeading___Toc1406_1428414372"/>Apéndice<text:bookmark-end text:name="__RefHeading___Toc1406_1428414372"/></text:h>
      <text:p text:style-name="P27">A continuación se mostrará el enunciado del presente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693in" loext:contextual-spacing="false" fo:text-align="start" style:justify-single-word="false" fo:orphans="2" fo:widows="2" style:writing-mode="lr-tb"/>
      <style:text-properties style:font-name="Arial" fo:font-family="Arial" style:font-family-generic="roman" style:font-pitch="variable" fo:language="es" fo:country="ES" style:language-asian="es" style:country-asian="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0693in"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0693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693in" loext:contextual-spacing="false" fo:keep-with-next="always"/>
      <style:text-properties fo:font-size="12pt" fo:font-style="normal" fo:font-weight="bold" style:font-size-asian="12pt" style:font-style-asian="normal" style:font-weight-asian="bold" style:font-style-complex="normal"/>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835in" fo:margin-bottom="0.0693in"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graphic-properties draw:fill="solid" draw:fill-color="#000080"/>
      <style:paragraph-properties fo:background-color="#000080">
        <style:background-image/>
      </style:paragraph-properties>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0.9835in" fo:margin-right="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left="0.4917in" fo:margin-right="0in" fo:text-indent="0in" style:auto-text-indent="false"/>
    </style:style>
    <style:style style:name="Body_20_Text_20_Indent_20_3" style:display-name="Body Text Indent 3" style:family="paragraph" style:parent-style-name="Standard" style:default-outline-level="">
      <style:paragraph-properties fo:margin-left="0.75in" fo:margin-right="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25in" fo:margin-right="0in" fo:margin-top="0.0835in" fo:margin-bottom="0.0693in" loext:contextual-spacing="false" fo:text-indent="0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graphic-properties draw:fill="solid" draw:fill-color="#ccffcc"/>
      <style:paragraph-properties fo:margin-top="0.0693in" fo:margin-bottom="0.0693in" loext:contextual-spacing="false" fo:text-align="center" style:justify-single-word="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graphic-properties draw:fill="solid" draw:fill-color="#ccffcc"/>
      <style:paragraph-properties fo:margin-top="0.0693in" fo:margin-bottom="0.0693in" loext:contextual-spacing="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graphic-properties draw:fill="solid" draw:fill-color="#ffff99"/>
      <style:paragraph-properties fo:margin-top="0.0693in" fo:margin-bottom="0.0693in" loext:contextual-spacing="false" fo:text-align="center" style:justify-single-word="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graphic-properties draw:fill="solid" draw:fill-color="#ffff99"/>
      <style:paragraph-properties fo:margin-top="0.0693in" fo:margin-bottom="0.0693in" loext:contextual-spacing="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graphic-properties draw:fill="solid" draw:fill-color="#ff99cc"/>
      <style:paragraph-properties fo:margin-top="0.0693in" fo:margin-bottom="0.0693in" loext:contextual-spacing="false" fo:text-align="center" style:justify-single-word="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graphic-properties draw:fill="solid" draw:fill-color="#ff99cc"/>
      <style:paragraph-properties fo:margin-top="0.0693in" fo:margin-bottom="0.0693in" loext:contextual-spacing="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graphic-properties draw:fill="solid" draw:fill-color="#ccffff"/>
      <style:paragraph-properties fo:margin-top="0.0693in" fo:margin-bottom="0.0693in" loext: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graphic-properties draw:fill="solid" draw:fill-color="#ccffff"/>
      <style:paragraph-properties fo:margin-top="0.0693in" fo:margin-bottom="0.0693in" loext:contextual-spacing="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graphic-properties draw:fill="solid" draw:fill-color="#ccffff"/>
      <style:paragraph-properties fo:margin-top="0.0693in" fo:margin-bottom="0.0693in" loext: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graphic-properties draw:fill="solid" draw:fill-color="#ccffff"/>
      <style:paragraph-properties fo:margin-top="0.0693in" fo:margin-bottom="0.0693in" loext:contextual-spacing="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graphic-properties draw:fill="solid" draw:fill-color="#ffffff"/>
      <style:paragraph-properties fo:margin-top="0.0693in" fo:margin-bottom="0.0693in" loext:contextual-spacing="false" fo:text-align="center" style:justify-single-word="false" fo:background-color="#ff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graphic-properties draw:fill="solid" draw:fill-color="#ffcc99"/>
      <style:paragraph-properties fo:margin-top="0.0693in" fo:margin-bottom="0.0693in" loext:contextual-spacing="false" fo:text-align="center" style:justify-single-word="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graphic-properties draw:fill="solid" draw:fill-color="#ffcc99"/>
      <style:paragraph-properties fo:margin-top="0.0693in" fo:margin-bottom="0.0693in" loext:contextual-spacing="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graphic-properties draw:fill="solid" draw:fill-color="#c0c0c0"/>
      <style:paragraph-properties fo:margin-top="0.0693in" fo:margin-bottom="0.0693in" loext:contextual-spacing="false" fo:text-align="center" style:justify-single-word="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graphic-properties draw:fill="solid" draw:fill-color="#c0c0c0"/>
      <style:paragraph-properties fo:margin-top="0.0693in" fo:margin-bottom="0.0693in" loext:contextual-spacing="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graphic-properties draw:fill="solid" draw:fill-color="#ff99cc"/>
      <style:paragraph-properties fo:margin-top="0.0693in" fo:margin-bottom="0.0693in" loext:contextual-spacing="false"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graphic-properties draw:fill="solid" draw:fill-color="#ff99cc"/>
      <style:paragraph-properties fo:margin-top="0.0693in" fo:margin-bottom="0.0693in" loext:contextual-spacing="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graphic-properties draw:fill="solid" draw:fill-color="#ccffcc"/>
      <style:paragraph-properties fo:margin-top="0.0693in" fo:margin-bottom="0.0693in" loext:contextual-spacing="false"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graphic-properties draw:fill="solid" draw:fill-color="#ccffcc"/>
      <style:paragraph-properties fo:margin-top="0.0693in" fo:margin-bottom="0.0693in" loext:contextual-spacing="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Arial" fo:font-family="Arial" style:font-family-generic="roman" style:font-pitch="variable" fo:language="es" fo:country="ES" style:letter-kerning="true" style:language-asian="zh" style:country-asian="CN"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loext:contextual-spacing="false" fo:line-height="115%" fo:keep-together="always"/>
      <style:text-properties fo:color="#365f91" style:font-name="Cambria" fo:font-family="Cambria" style:font-family-generic="roman" style:font-pitch="variable" style:letter-kerning="fals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0693in" fo:margin-bottom="0.0693in"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0.6in" fo:margin-right="0in" fo:text-align="justify" style:justify-single-word="false" fo:orphans="0" fo:widows="0" fo:text-indent="-0.6in" style:auto-text-indent="false">
        <style:tab-stops>
          <style:tab-stop style:position="0.6in"/>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letter-kerning="true"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letter-kerning="true"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rial Black" fo:font-family="'Arial Black'" style:font-family-generic="roman" style:font-pitch="variable"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0" style:family="table">
      <style:table-properties style:width="6.6444in" fo:margin-left="-0.0486in" fo:margin-top="0in" fo:margin-bottom="0in" table:align="left" style:writing-mode="lr-tb"/>
    </style:style>
    <style:style style:name="Table20.A" style:family="table-column">
      <style:table-column-properties style:column-width="1.0326in"/>
    </style:style>
    <style:style style:name="Table20.B" style:family="table-column">
      <style:table-column-properties style:column-width="2.6083in"/>
    </style:style>
    <style:style style:name="Table20.C" style:family="table-column">
      <style:table-column-properties style:column-width="3.0035in"/>
    </style:style>
    <style:style style:name="Table20.1" style:family="table-row">
      <style:table-row-properties fo:keep-together="always"/>
    </style:style>
    <style:style style:name="Table20.A1" style:family="table-cell">
      <style:table-cell-properties fo:padding-left="0.0486in" fo:padding-right="0.0486in" fo:padding-top="0in" fo:padding-bottom="0in" fo:border="none"/>
    </style:style>
    <style:style style:name="MP1" style:family="paragraph" style:parent-style-name="Standard">
      <style:paragraph-properties fo:text-align="center" style:justify-single-word="false"/>
    </style:style>
    <style:style style:name="MP2" style:family="paragraph">
      <loext:graphic-properties draw:fill="none"/>
      <style:paragraph-properties fo:text-align="center"/>
    </style:style>
    <style:style style:name="MP3" style:family="paragraph" style:parent-style-name="Standard">
      <style:text-properties style:font-name="Times New Roman" fo:font-style="italic" style:font-style-asian="italic"/>
    </style:style>
    <style:style style:name="MP4" style:family="paragraph" style:parent-style-name="Standard">
      <style:text-properties style:font-name="Times New Roman" fo:font-style="italic" officeooo:rsid="000d4284" officeooo:paragraph-rsid="000d4284" style:font-style-asian="italic"/>
    </style:style>
    <style:style style:name="MP5" style:family="paragraph" style:parent-style-name="Standard">
      <style:text-properties style:font-name="Monotype Corsiva" fo:font-size="8pt" style:font-size-asian="8pt"/>
    </style:style>
    <style:style style:name="MP6" style:family="paragraph">
      <loext:graphic-properties draw:fill="solid" draw:fill-color="#ffffff"/>
      <style:paragraph-properties fo:text-align="center"/>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officeooo:rsid="000d4284" fo:background-color="#c0c0c0" loext:char-shading-value="0"/>
    </style:style>
    <style:style style:name="MT5" style:family="text">
      <style:text-properties officeooo:rsid="000d4284"/>
    </style:style>
    <style:style style:name="MT6" style:family="text"/>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2520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1"><draw:frame text:anchor-type="as-char" svg:y="0in" draw:z-index="35" draw:style-name="Mgr1" draw:text-style-name="MP2" svg:width="0.4169in" svg:height="0.6358in"><draw:image xlink:href="Pictures/100000000000005B00000090F3E3DBFE.png" xlink:type="simple" xlink:show="embed" xlink:actuate="onLoad"><text:p/></draw:image></draw:frame><text:span text:style-name="MT1"><text:tab/></text:span></text:p>
            </table:table-cell>
            <table:table-cell table:style-name="Table20.A1" office:value-type="string">
              <text:p text:style-name="MP3">Universidad de Buenos Aires <text:s text:c="81"/></text:p>
              <text:p text:style-name="MP3">Facultad de Ingeniería </text:p>
              <text:p text:style-name="MP4">Segundo Cuatrimestre 2015</text:p>
            </table:table-cell>
            <table:table-cell table:style-name="Table20.A1" office:value-type="string">
              <text:p text:style-name="MP5"/>
              <text:p text:style-name="MP1"><text:span text:style-name="MT2">Trabajo Práctico de Sistemas Operativos <text:s/><text:line-break/></text:span><text:span text:style-name="MT3">Curso Martes</text:span></text:p>
            </table:table-cell>
          </table:table-row>
        </table:table>
        <text:p text:style-name="Header"><draw:line text:anchor-type="char" draw:z-index="23" draw:style-name="Mgr2" draw:text-style-name="MP6" svg:x1="0.0189in" svg:y1="0.0508in" svg:x2="6.1189in" svg:y2="0.0508in"><text:p/></draw:line></text:p>
      </style:header>
      <style:footer>
        <text:p text:style-name="Header"><draw:line text:anchor-type="char" draw:z-index="11" draw:style-name="Mgr2" draw:text-style-name="MP6" svg:x1="0.0189in" svg:y1="0.0374in" svg:x2="6.1189in" svg:y2="0.0374in"><text:p/></draw:line></text:p>
        <text:p text:style-name="Header">Grupo: <text:span text:style-name="MT4">5</text:span> Tema: <text:span text:style-name="MT5">I</text:span><text:tab/><text:tab/>Página <text:span text:style-name="page_20_number"><text:page-number text:select-page="current">12</text:page-number></text:span><text:span text:style-name="page_20_number"> de </text:span><text:span text:style-name="page_20_number"><text:page-count>12</text:page-count></text:span></text:p>
        <text:p text:style-name="Head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editing-cycles>90</meta:editing-cycles>
    <meta:print-date>2014-04-01T18:57:00</meta:print-date>
    <meta:creation-date>2014-04-08T15:19:00</meta:creation-date>
    <dc:date>2015-10-12T15:02:49.137063668</dc:date>
    <meta:editing-duration>PT4H35M37S</meta:editing-duration>
    <meta:generator>LibreOffice/4.4.1.2$Linux_x86 LibreOffice_project/40m0$Build-2</meta:generator>
    <meta:document-statistic meta:table-count="5" meta:image-count="0" meta:object-count="0" meta:page-count="12" meta:paragraph-count="182" meta:word-count="1295" meta:character-count="7862" meta:non-whitespace-character-count="6674"/>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dato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G</meta:user-defined>
    <meta:user-defined meta:name="Vlog" meta:value-type="string">Viewer</meta:user-defined>
    <meta:template xlink:type="simple" xlink:actuate="onRequest" xlink:title="Normal.dotm" xlink:href=""/>
  </office:meta>
</office:document-meta>
</file>